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4d2" officeooo:paragraph-rsid="000484d2"/>
    </style:style>
    <style:style style:name="P2" style:family="paragraph" style:parent-style-name="Standard">
      <style:text-properties fo:font-weight="bold" officeooo:rsid="000484d2" officeooo:paragraph-rsid="000484d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ustomer_Java</text:p>
      <text:p text:style-name="P1">package com.thbs;</text:p>
      <text:p text:style-name="P1"/>
      <text:p text:style-name="P1">import java.util.Scanner;</text:p>
      <text:p text:style-name="P1"/>
      <text:p text:style-name="P1">public class Main {</text:p>
      <text:p text:style-name="P1"/>
      <text:p text:style-name="P1"><text:s text:c="4"/>public static void main(String[] args) {</text:p>
      <text:p text:style-name="P1"><text:tab/>// write your code here</text:p>
      <text:p text:style-name="P1"><text:s text:c="6"/>/* <text:s/>cusstomer c1 =new cusstomer(1,"vish",1234,5);</text:p>
      <text:p text:style-name="P1"><text:s text:c="7"/>// System.out.println("bill amt <text:s/>"+c1.calc_billamt());</text:p>
      <text:p text:style-name="P1"><text:s text:c="8"/>System.out.println(c1);*/</text:p>
      <text:p text:style-name="P1"><text:s text:c="8"/>Scanner s=new Scanner(System.in);</text:p>
      <text:p text:style-name="P1"><text:s text:c="8"/>System.out.println("Enter the number of entries");</text:p>
      <text:p text:style-name="P1"><text:s text:c="8"/>int n= s.nextInt();</text:p>
      <text:p text:style-name="P1"><text:s text:c="8"/>cusstomer [] c =new cusstomer[n];</text:p>
      <text:p text:style-name="P1"><text:s text:c="8"/>for(int i=1;i&lt;=n;i++)</text:p>
      <text:p text:style-name="P1"><text:s text:c="8"/>{</text:p>
      <text:p text:style-name="P1"><text:s text:c="12"/>System.out.println("Enter the details of customer"+i);</text:p>
      <text:p text:style-name="P1"><text:s text:c="12"/>int custID=s.nextInt();</text:p>
      <text:p text:style-name="P1"><text:s text:c="12"/>String custName=s.next();</text:p>
      <text:p text:style-name="P1"><text:s text:c="12"/>int unitsConsumed=s.nextInt();</text:p>
      <text:p text:style-name="P1"><text:s text:c="12"/>int unitPrice=s.nextInt();</text:p>
      <text:p text:style-name="P1"/>
      <text:p text:style-name="P1"><text:s text:c="12"/>c[i]=new cusstomer(custID,custName,unitsConsumed,unitPrice);</text:p>
      <text:p text:style-name="P1"><text:s text:c="8"/>}</text:p>
      <text:p text:style-name="P1"><text:s text:c="8"/>for(int i=1;i&lt;=n;i++)</text:p>
      <text:p text:style-name="P1"><text:s text:c="8"/>{</text:p>
      <text:p text:style-name="P1"><text:s text:c="12"/>System.out.println("details of customer"+i);</text:p>
      <text:p text:style-name="P1"><text:s text:c="12"/>System.out.println(c[i]);</text:p>
      <text:p text:style-name="P1"><text:s text:c="8"/>}</text:p>
      <text:p text:style-name="P1"/>
      <text:p text:style-name="P1"/>
      <text:p text:style-name="P1"/>
      <text:p text:style-name="P1"><text:s text:c="4"/>}</text:p>
      <text:p text:style-name="P1">}</text:p>
      <text:p text:style-name="P1"/>
      <text:p text:style-name="P1">package com.thbs;</text:p>
      <text:p text:style-name="P1"/>
      <text:p text:style-name="P1">public class cusstomer {</text:p>
      <text:p text:style-name="P1">private int custId;</text:p>
      <text:p text:style-name="P1">private <text:s/>String custName;</text:p>
      <text:p text:style-name="P1">private int unitsConsumed;</text:p>
      <text:p text:style-name="P1">private int unitPrice;</text:p>
      <text:p text:style-name="P1"/>
      <text:p text:style-name="P1"><text:s text:c="4"/>public cusstomer(int custId, String custName, int unitsConsumed, int unitPrice) {</text:p>
      <text:p text:style-name="P1"><text:s text:c="8"/>this.custId = custId;</text:p>
      <text:p text:style-name="P1"><text:s text:c="8"/>this.custName = custName;</text:p>
      <text:p text:style-name="P1"><text:s text:c="8"/>this.unitsConsumed = unitsConsumed;</text:p>
      <text:p text:style-name="P1"><text:s text:c="8"/>this.unitPrice = unitPrice;</text:p>
      <text:p text:style-name="P1"><text:s text:c="4"/>}</text:p>
      <text:p text:style-name="P1"><text:s text:c="4"/>private int calc_billamt()</text:p>
      <text:p text:style-name="P1"><text:soft-page-break/><text:s text:c="4"/>{</text:p>
      <text:p text:style-name="P1"><text:s text:c="8"/>return (unitsConsumed*unitPrice);</text:p>
      <text:p text:style-name="P1"/>
      <text:p text:style-name="P1"><text:s text:c="4"/>}</text:p>
      <text:p text:style-name="P1"/>
      <text:p text:style-name="P1"><text:s text:c="4"/>@Override</text:p>
      <text:p text:style-name="P1"><text:s text:c="4"/>public String toString() {</text:p>
      <text:p text:style-name="P1"><text:s text:c="8"/>return "cusstomer{" +</text:p>
      <text:p text:style-name="P1"><text:s text:c="16"/>"custId=" + custId +</text:p>
      <text:p text:style-name="P1"><text:s text:c="16"/>", custName='" + custName + '\'' +</text:p>
      <text:p text:style-name="P1"><text:s text:c="16"/>", unitsConsumed=" + unitsConsumed +</text:p>
      <text:p text:style-name="P1"><text:s text:c="16"/>", unitPrice=" + unitPrice +"Bill amount:"+calc_billamt()+</text:p>
      <text:p text:style-name="P1"><text:s text:c="16"/>'}'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1-09-21T23:38:39.457000000</dc:date>
    <meta:editing-duration>PT1M27S</meta:editing-duration>
    <meta:editing-cycles>3</meta:editing-cycles>
    <meta:document-statistic meta:table-count="0" meta:image-count="0" meta:object-count="0" meta:page-count="2" meta:paragraph-count="55" meta:word-count="156" meta:character-count="1695" meta:non-whitespace-character-count="1225"/>
  </office:meta>
</office:document-meta>
</file>